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397c9"/>
    </style:style>
    <style:style style:name="P2" style:family="paragraph" style:parent-style-name="Standard">
      <style:text-properties fo:font-weight="bold" officeooo:paragraph-rsid="001397c9" style:font-weight-asian="bold" style:font-weight-complex="bold"/>
    </style:style>
    <style:style style:name="P3" style:family="paragraph" style:parent-style-name="Standard">
      <style:text-properties officeooo:paragraph-rsid="001564fe"/>
    </style:style>
    <style:style style:name="P4" style:family="paragraph" style:parent-style-name="Standard">
      <style:text-properties officeooo:paragraph-rsid="0016e7b3"/>
    </style:style>
    <style:style style:name="P5" style:family="paragraph" style:parent-style-name="Standard">
      <style:text-properties officeooo:paragraph-rsid="0019610f"/>
    </style:style>
    <style:style style:name="P6" style:family="paragraph" style:parent-style-name="Standard">
      <style:text-properties officeooo:paragraph-rsid="001b0755"/>
    </style:style>
    <style:style style:name="P7" style:family="paragraph" style:parent-style-name="Text_20_body">
      <style:text-properties officeooo:paragraph-rsid="001b0755"/>
    </style:style>
    <style:style style:name="P8" style:family="paragraph" style:parent-style-name="Text_20_body" style:list-style-name="L2"/>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T1" style:family="text">
      <style:text-properties officeooo:rsid="001397c9"/>
    </style:style>
    <style:style style:name="T2" style:family="text">
      <style:text-properties officeooo:rsid="00142d5f"/>
    </style:style>
    <style:style style:name="T3" style:family="text">
      <style:text-properties officeooo:rsid="001564fe"/>
    </style:style>
    <style:style style:name="T4" style:family="text">
      <style:text-properties officeooo:rsid="0016e7b3"/>
    </style:style>
    <style:style style:name="T5" style:family="text">
      <style:text-properties officeooo:rsid="00180d59"/>
    </style:style>
    <style:style style:name="T6" style:family="text">
      <style:text-properties officeooo:rsid="0019610f"/>
    </style:style>
    <style:style style:name="T7" style:family="text">
      <style:text-properties officeooo:rsid="00101aa6"/>
    </style:style>
    <style:style style:name="T8" style:family="text">
      <style:text-properties officeooo:rsid="0011795a"/>
    </style:style>
    <style:style style:name="T9" style:family="text">
      <style:text-properties officeooo:rsid="001b0755"/>
    </style:style>
    <style:style style:name="T10" style:family="text">
      <style:text-properties officeooo:rsid="001ca610"/>
    </style:style>
    <style:style style:name="T11" style:family="text">
      <style:text-properties officeooo:rsid="001deb7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bstract</text:span></text:p>
      <text:p text:style-name="P1"><text:span text:style-name="T3"/></text:p>
      <text:p text:style-name="Standard">This Bachelor Thesis strives to clarify whether a so-called “Unified Rendering Engine”, which combines different simulation domains, is superior to the classical approach of using <text:span text:style-name="T11">e.g</text:span>. dedicated engines for both graphics and physics that are usually strictly separated from each other. Using an approach that connects both engines into a single one provides shareable buffers and data structures, rendering adapter classes for an application basically obsolete.</text:p>
      <text:p text:style-name="Standard">Main focus of attention was usage of modern GPU Computing APIs, such as OpenGL 3/4 as well as OpenCL.</text:p>
      <text:p text:style-name="Standard">A template engine was used for GPU program generation to avoid boilerplate code and to facilitate modular design of GPU programs.</text:p>
      <text:p text:style-name="Standard">Some common effects of a graphics engine were exemplarily included for usage in the visual simulation domain, such as shadow mapping, normal mapping, environment mapping, displacement mapping and dynamic level of detail (LOD). Modern features of OpenGL like instancing, uniform buffers and hardware tessellation were also applied.</text:p>
      <text:p text:style-name="Standard">Furthermore a particle-based fluid simulation based on <text:span text:style-name="T11">S</text:span>moothed <text:span text:style-name="T11">P</text:span>article <text:span text:style-name="T11">H</text:span>ydrodynamics (SPH) was implemented into the mechanical simulation domain using OpenCL.</text:p>
      <text:p text:style-name="Standard"><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ychi </meta:initial-creator>
    <meta:creation-date>2011-06-27T14:24:33</meta:creation-date>
    <dc:date>2011-06-27T16:26:39</dc:date>
    <dc:creator>tychi </dc:creator>
    <meta:editing-duration>PT01H46M16S</meta:editing-duration>
    <meta:editing-cycles>7</meta:editing-cycles>
    <meta:generator>OpenOffice.org/3.2$Unix OpenOffice.org_project/320m19$Build-9505</meta:generator>
    <meta:document-statistic meta:table-count="0" meta:image-count="0" meta:object-count="0" meta:page-count="1" meta:paragraph-count="6" meta:word-count="175" meta:character-count="1189"/>
  </office:meta>
</office:document-meta>
</file>